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2.6cm" svg:height="1.2cm" svg:x="3.7cm" svg:y="5.9cm">
          <text:p text:style-name="P1"><text:span text:style-name="T1">開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6cm" svg:height="1.2cm" svg:x="3.699cm" svg:y="8.199cm">
          <text:p text:style-name="P1"><text:span text:style-name="T1">テスト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cm" svg:y1="7.1cm" svg:x2="4.999cm" svg:y2="8.199cm" draw:start-shape="id1" draw:start-glue-point="2" draw:end-shape="id2" draw:end-glue-point="0" svg:d="m5000 7100-1 1099" svg:viewBox="0 0 2 1100">
          <text:p/>
        </draw:connector>
        <draw:custom-shape draw:style-name="gr1" draw:text-style-name="P2" xml:id="id4" draw:id="id4" draw:layer="layout" svg:width="2.6cm" svg:height="1.2cm" svg:x="3.7cm" svg:y="3.6cm">
          <text:p text:style-name="P1"><text:span text:style-name="T1">設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6cm" svg:height="1.2cm" svg:x="3.698cm" svg:y="10.398cm">
          <text:p text:style-name="P1"><text:span text:style-name="T1">リリース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6cm" svg:height="1.2cm" svg:x="3.7cm" svg:y="1.4cm">
          <text:p text:style-name="P1"><text:span text:style-name="T1">要求定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6cm" svg:height="1.2cm" svg:x="3.697cm" svg:y="12.597cm">
          <text:p text:style-name="P1"><text:span text:style-name="T1">保守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cm" svg:y1="2.6cm" svg:x2="5cm" svg:y2="3.6cm" draw:start-shape="id3" draw:start-glue-point="2" draw:end-shape="id4" draw:end-glue-point="0" svg:d="m5000 2600v1000" svg:viewBox="0 0 1 1001">
          <text:p/>
        </draw:connector>
        <draw:connector draw:style-name="gr2" draw:text-style-name="P1" draw:layer="layout" svg:x1="5cm" svg:y1="4.8cm" svg:x2="5cm" svg:y2="5.9cm" draw:start-shape="id4" draw:start-glue-point="2" draw:end-shape="id1" draw:end-glue-point="0" svg:d="m5000 4800v1100" svg:viewBox="0 0 1 1101">
          <text:p/>
        </draw:connector>
        <draw:connector draw:style-name="gr2" draw:text-style-name="P1" draw:layer="layout" svg:x1="4.999cm" svg:y1="9.399cm" svg:x2="4.998cm" svg:y2="10.398cm" draw:start-shape="id2" draw:start-glue-point="2" draw:end-shape="id5" draw:end-glue-point="0" svg:d="m4999 9399v500h-1v499" svg:viewBox="0 0 2 1000">
          <text:p/>
        </draw:connector>
        <draw:connector draw:style-name="gr2" draw:text-style-name="P1" draw:layer="layout" svg:x1="4.998cm" svg:y1="11.598cm" svg:x2="4.997cm" svg:y2="12.597cm" draw:start-shape="id5" draw:start-glue-point="2" draw:end-shape="id6" draw:end-glue-point="0" svg:d="m4998 11598v500h-1v499" svg:viewBox="0 0 2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11-03T14:27:45</meta:creation-date>
    <dc:date>2015-11-04T11:24:52</dc:date>
    <dc:creator>tokai </dc:creator>
    <meta:editing-duration>PT1M40S</meta:editing-duration>
    <meta:editing-cycles>4</meta:editing-cycles>
    <meta:generator>LibreOffice/3.5$Linux_x86 LibreOffice_project/350m1$Build-2</meta:generator>
    <meta:document-statistic meta:object-count="11"/>
  </office:meta>
</office:document-meta>
</file>